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4.053cm" fo:break-before="auto" style:use-optimal-row-height="true"/>
    </style:style>
    <style:style style:name="ro18" style:family="table-row">
      <style:table-row-properties style:row-height="2.473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0.452cm" fo:break-before="auto" style:use-optimal-row-height="true"/>
    </style:style>
    <style:style style:name="ro21"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office:value-type="string">
            <text:p>Bitte warten Sie, bis der Server das Spiel geprüft hat.</text:p>
          </table:table-cell>
          <table:table-cell table:style-name="ce18" office:value-type="string">
            <text:p>Votre jeu a été soumis avec succès.</text:p>
          </table:table-cell>
          <table:table-cell table:style-name="ce8" office:value-type="string">
            <text:p>Tu partida ha sido correctamente enviada.</text:p>
          </table:table-cell>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office:value-type="string">
            <text:p>Ihr spiel wurde erfolgreich übertragen.</text:p>
          </table:table-cell>
          <table:table-cell table:style-name="ce18" office:value-type="string">
            <text:p>S’il vous plaît, patientez pendant que le serveur valide votre jeu.</text:p>
          </table:table-cell>
          <table:table-cell table:style-name="ce8" office:value-type="string">
            <text:p>Por favor, espera a que el servidor valide tu juego.</text:p>
          </table:table-cell>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text:span text:style-name="T1">Abhijeet Pokhriyal - Hindi translation.</text:span></text:p>
            <text:p>Ekaterina Kamshilina - German translation.</text:p>
            <text:p>Jürgen Rauscher - German translation.</text:p>
            <text:p>Dirk Pervölz - German translation.</text:p>
            <text:p><text:span text:style-name="T1">Miguel de Dios - Spanish translation.</text:span></text:p>
            <text:p><text:span text:style-name="T1">Stefan Stammberger - German translation.</text:span></text:p>
            <text:p><text:span text:style-name="T1">Thierry Delaunay - French translation.</text:span></text:p>
          </table:table-cell>
          <table:table-cell table:style-name="ce10" office:value-type="string">
            <text:p><text:span text:style-name="T1">Abhijeet Pokhriyal - перевод Хинди.</text:span></text:p>
            <text:p>Екатерина Камшилина - Немецкий перевод.</text:p>
            <text:p>Jürgen Rauscher - Немецкий перевод.</text:p>
            <text:p>Dirk Pervölz - Немецкий перевод.</text:p>
            <text:p><text:span text:style-name="T1">Miguel de Dios - Испанский перевод.</text:span></text:p>
            <text:p><text:span text:style-name="T1">Stefan Stammberger - Немецкий перевод.</text:span></text:p>
            <text:p><text:span text:style-name="T1">Thierry Delaunay - Французский перевод.</text:span></text:p>
          </table:table-cell>
          <table:table-cell table:style-name="ce10" office:value-type="string">
            <text:p><text:span text:style-name="T1">Abhijeet Pokhriyal - Hindi Übersetzung.</text:span></text:p>
            <text:p>Ekaterina Kamshilina - Deutsche Übersetzung.</text:p>
            <text:p>Jürgen Rauscher - Deutsche Übersetzung.</text:p>
            <text:p>Dirk Pervölz - Deutsche Übersetzung.</text:p>
            <text:p>Miguel de Dios - Spanische Übersetzung.</text:p>
            <text:p><text:span text:style-name="T1">Stefan Stammberger - Deutsche Übersetzung.</text:span></text:p>
            <text:p><text:span text:style-name="T1">Thierry Delaunay - Französische Übersetzung.</text:span></text:p>
          </table:table-cell>
          <table:table-cell table:style-name="ce20" office:value-type="string">
            <text:p>Abhijeet Pokhriyal - traduction Hindi.</text:p>
            <text:p>Ekaterina Kamshilina - traduction allemande.</text:p>
            <text:p>Jürgen Rauscher - traduction allemande.</text:p>
            <text:p>Dirk Pervölz - traduction allemande.</text:p>
            <text:p>Miguel de Dios - traduction espagnole.</text:p>
            <text:p><text:span text:style-name="T1">Stefan Stammberger - traduction allemande.</text:span></text:p>
            <text:p><text:span text:style-name="T1">Thierry Delaunay - traduction originale française.</text:span></text:p>
          </table:table-cell>
          <table:table-cell table:style-name="ce8" office:value-type="string">
            <text:p>Abhijeet Pokhriyal - Traducción al Indio.</text:p>
            <text:p>Ekaterina Kamshilina - Traducción al Aleman.</text:p>
            <text:p>Jürgen Rauscher - Traducción al Aleman.</text:p>
            <text:p>Dirk Pervölz - Traducción al Aleman.</text:p>
            <text:p><text:span text:style-name="T1">Miguel de Dios - Traducción al Español.</text:span></text:p>
            <text:p><text:span text:style-name="T1">Stefan Stammberger - Traducción al Aleman.</text:span></text:p>
            <text:p>Thierry Delaunay - Traducción al Francés.</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office:value-type="string">
            <text:p>Lade</text:p>
          </table:table-cell>
          <table:table-cell table:style-name="ce18" office:value-type="string">
            <text:p>Chargement</text:p>
          </table:table-cell>
          <table:table-cell table:style-name="ce8" office:value-type="string">
            <text:p>Cargando</text:p>
          </table:table-cell>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4">
          <table:table-cell table:style-name="ce1" office:value-type="string">
            <text:p>ONLINE_INVALID_DIFFICULTY</text:p>
          </table:table-cell>
          <table:table-cell table:style-name="ce8" office:value-type="string">
            <text:p>The server does not support such game difficulty.</text:p>
          </table:table-cell>
          <table:table-cell table:style-name="ce8" office:value-type="string">
            <text:p>Сервер не поддерживат такую игровую сложность.</text:p>
          </table:table-cell>
          <table:table-cell table:style-name="ce8" office:value-type="string">
            <text:p>Der Server unterstützt den gewählten Schwierigkeitsgrad nicht.</text:p>
          </table:table-cell>
          <table:table-cell table:style-name="ce18" office:value-type="string">
            <text:p>Le serveur ne supporte pas une telle difficulté de jeu.</text:p>
          </table:table-cell>
          <table:table-cell table:style-name="ce8" office:value-type="string">
            <text:p>El servidor no soporta partidas de tanta dificultad.</text:p>
          </table:table-cell>
          <table:table-cell table:style-name="ce27" office:value-type="string">
            <text:p>यह सर्वर आपके स्तर की कठनाई वाला नहीं है</text:p>
          </table:table-cell>
          <table:table-cell table:number-columns-repeated="1017"/>
        </table:table-row>
        <table:table-row table:style-name="ro4">
          <table:table-cell table:style-name="ce1" office:value-type="string">
            <text:p>ONLINE_INVALID_LAYOUT</text:p>
          </table:table-cell>
          <table:table-cell table:style-name="ce8" office:value-type="string">
            <text:p>The server does not support such game layout.</text:p>
          </table:table-cell>
          <table:table-cell table:style-name="ce10" office:value-type="string">
            <text:p>Сервер не поддерживат такую игровую раскладку.</text:p>
          </table:table-cell>
          <table:table-cell table:style-name="ce8" office:value-type="string">
            <text:p>Der Server unterstützt das gewählte Layout nicht.</text:p>
          </table:table-cell>
          <table:table-cell table:style-name="ce18" office:value-type="string">
            <text:p>Le serveur ne supporte pas une telle disposition de jeu.</text:p>
          </table:table-cell>
          <table:table-cell table:style-name="ce8" office:value-type="string">
            <text:p>El servidor no soporta partidas con esa capa.</text:p>
          </table:table-cell>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10" office:value-type="string">
            <text:p>Сервер не поддерживат такой тип игры.</text:p>
          </table:table-cell>
          <table:table-cell table:style-name="ce8" office:value-type="string">
            <text:p>Der Server unterstützt den gewählten Spieltyp nicht.</text:p>
          </table:table-cell>
          <table:table-cell table:style-name="ce18" office:value-type="string">
            <text:p>Le serveur ne supporte pas un tel type de jeu.</text:p>
          </table:table-cell>
          <table:table-cell table:style-name="ce8" office:value-type="string">
            <text:p>El servidor no soporta partidas de ese tipo.</text:p>
          </table:table-cell>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office:value-type="string">
            <text:p>Online Highscores.</text:p>
          </table:table-cell>
          <table:table-cell table:style-name="ce18" office:value-type="string">
            <text:p>Score en ligne.</text:p>
          </table:table-cell>
          <table:table-cell table:style-name="ce8" office:value-type="string">
            <text:p>Puntuaciones online</text:p>
          </table:table-cell>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text:p>
            <text:p>ACHTUNG! Ihr Benutzername und Passwort wird im Klartext in der Datei “online” im OGS Mahjong Einstellungsordner abgelegt. Teilen Sie diese Datei niemals mit anderen Personen.</text:p>
            <text:p><text:s/></text:p>
            <text:p><text:span text:style-name="T1">[window='Settings/OpenSettingsDir']</text:span></text:p>
          </table:table-cell>
          <table:table-cell table:style-name="ce18" office:value-type="string">
            <text:p>Comportement du jeu</text:p>
            <text:p><text:s/></text:p>
            <text:p>ATTENTION ! Le nom d’utilisateur et le mot de passe du score en ligne sont stockés en texte brut dans un fichier “en ligne” situé dans le dossier des paramètres de OGS Mahjong. Ne le partagez jamais avec quiconque.</text:p>
            <text:p><text:s/></text:p>
            <text:p><text:span text:style-name="T1">[window='Settings/OpenSettingsDir']</text:span></text:p>
          </table:table-cell>
          <table:table-cell table:style-name="ce8" office:value-type="string">
            <text:p>Comportamiento del juego</text:p>
            <text:p><text:s/></text:p>
            <text:p>¡Cuidado! El usuario y password de las puntuaciones online <text:s/>se guarda en un fichero sin codificar en el directorio de OGS Mahjong. Nunca lo comparta con nadie.</text:p>
            <text:p><text:s/></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15">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office:value-type="string">
            <text:p>Wenn Sie ein bewertetes Online-Spiel spielen, wird Ihr Highscore weltweit online einsehbar sein.</text:p>
          </table:table-cell>
          <table:table-cell table:style-name="ce18" office:value-type="string">
            <text:p>Lorsque vous jouez à un jeu avec score en ligne, votre résultat est disponible dans le tableau global des scores.</text:p>
          </table:table-cell>
          <table:table-cell table:style-name="ce8" office:value-type="string">
            <text:p>Cuando juegas una partida con las puntuaciones online, tu resultado de la partida estará en la tabla de puntuaciones global.</text:p>
          </table:table-cell>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10" office:value-type="string">
            <text:p>Login:</text:p>
          </table:table-cell>
          <table:table-cell table:style-name="ce18" office:value-type="string">
            <text:p>Utilisateur :</text:p>
          </table:table-cell>
          <table:table-cell table:style-name="ce8" office:value-type="string">
            <text:p>Usuario:</text:p>
          </table:table-cell>
          <table:table-cell table:style-name="ce27"/>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office:value-type="string">
            <text:p>Passwort:</text:p>
          </table:table-cell>
          <table:table-cell table:style-name="ce18" office:value-type="string">
            <text:p>Mot de passe :</text:p>
          </table:table-cell>
          <table:table-cell table:style-name="ce8" office:value-type="string">
            <text:p>Contraseña:</text:p>
          </table:table-cell>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office:value-type="string">
            <text:p>Einstellungsordner öffnen</text:p>
          </table:table-cell>
          <table:table-cell table:style-name="ce18" office:value-type="string">
            <text:p>Ouvrir le dossier des paramètres</text:p>
          </table:table-cell>
          <table:table-cell table:style-name="ce8" office:value-type="string">
            <text:p>Abrir el directorio de configuraciones</text:p>
          </table:table-cell>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office:value-type="string">
            <text:p>Mich finden</text:p>
          </table:table-cell>
          <table:table-cell table:style-name="ce18" office:value-type="string">
            <text:p>Trouver moi-même</text:p>
          </table:table-cell>
          <table:table-cell table:style-name="ce24" office:value-type="string">
            <text:p>Buscame</text:p>
          </table:table-cell>
          <table:table-cell table:style-name="ce27"/>
          <table:table-cell table:number-columns-repeated="1017"/>
        </table:table-row>
        <table:table-row table:style-name="ro4">
          <table:table-cell table:style-name="ce1" office:value-type="string">
            <text:p>STATISTICS_ONLINE_NO_LOGIN</text:p>
          </table:table-cell>
          <table:table-cell table:style-name="ce8" office:value-type="string">
            <text:p>No login provided (Settings &gt; Game tab)</text:p>
          </table:table-cell>
          <table:table-cell table:style-name="ce8" office:value-type="string">
            <text:p>Не указан логин (Настройки &gt; вкладка Игра)</text:p>
          </table:table-cell>
          <table:table-cell table:style-name="ce8" office:value-type="string">
            <text:p>Keine Benutzerdaten eingegeben (Einstellungen &gt; Spiel Reiter)</text:p>
          </table:table-cell>
          <table:table-cell table:style-name="ce18" office:value-type="string">
            <text:p>Pas de nom d’utilisateur fourni (Paramètres &gt; Onglet Jeu)</text:p>
          </table:table-cell>
          <table:table-cell table:style-name="ce24" office:value-type="string">
            <text:p>No se proporcionó usuario (Configuración &gt; Pestaña Partida)</text:p>
          </table:table-cell>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7">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7">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office:value-type="string">
            <text:p>Online Highscores sind jetzt verfügbar.</text:p>
            <text:p><text:s/></text:p>
            <text:p>Sie müssen sich online registrieren, bevor Ihre Highscores online übertragen werden können.</text:p>
            <text:p><text:s/></text:p>
            <text:p>Wollen Sie die Registrierungsseite zur registrierung aufrufen und dann in die Einstellungen die Highscorelisten aktivieren?</text:p>
          </table:table-cell>
          <table:table-cell table:style-name="ce18" office:value-type="string">
            <text:p>Les jeux à score en ligne sont maintenant supportés</text:p>
            <text:p><text:s/></text:p>
            <text:p>Vous devez vous enregistrer sur le site web pour pouvoir jouer à un jeu avec score en ligne et l’activer dans les Paramètres.</text:p>
            <text:p><text:s/></text:p>
            <text:p>Voulez-vous vous rendre sur le site web pour l’enregistrement et dans les Paramètres pour activer le score en ligne ?</text:p>
          </table:table-cell>
          <table:table-cell table:style-name="ce8" office:value-type="string">
            <text:p>Soporta partidas con puntuaciones online</text:p>
            <text:p><text:s/></text:p>
            <text:p>Necesitas registrarte en la web para ser capaz de subir tus puntuaciones online, y es necesario activarlo en las opciones.</text:p>
            <text:p><text:s/></text:p>
            <text:p>¿Quiéres ir a la web para el registro y en las opciones activar las puntuaciones online?</text:p>
          </table:table-cell>
          <table:table-cell table:style-name="ce27"/>
          <table:table-cell table:number-columns-repeated="1017"/>
        </table:table-row>
        <table:table-row table:style-name="ro18">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1">
          <table:table-cell table:style-name="ce6" office:value-type="string">
            <text:p>URL_ONLINE_REGISTRATION</text:p>
          </table:table-cell>
          <table:table-cell table:style-name="ce14" office:value-type="string">
            <text:p><text:a xlink:href="http://mjstats.opengamestudio.org/account" xlink:type="simple">http://mjstats.opengamestudio.org/account</text:a></text:p>
          </table:table-cell>
          <table:table-cell table:style-name="ce14" table:number-columns-repeated="4"/>
          <table:table-cell table:style-name="ce27"/>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19" table:number-rows-repeated="1048389">
          <table:table-cell table:number-columns-repeated="1024"/>
        </table:table-row>
        <table:table-row table:style-name="ro20">
          <table:table-cell table:number-columns-repeated="1024"/>
        </table:table-row>
      </table:table>
      <table:table table:name="Sheet2" table:style-name="ta2">
        <table:table-column table:style-name="co7" table:number-columns-repeated="1024" table:default-cell-style-name="Default"/>
        <table:table-row table:style-name="ro21" table:number-rows-repeated="1048575">
          <table:table-cell table:number-columns-repeated="1024"/>
        </table:table-row>
        <table:table-row table:style-name="ro21">
          <table:table-cell table:number-columns-repeated="1024"/>
        </table:table-row>
      </table:table>
      <table:table table:name="Sheet3" table:style-name="ta3">
        <table:table-column table:style-name="co7" table:number-columns-repeated="1024" table:default-cell-style-name="Default"/>
        <table:table-row table:style-name="ro21" table:number-rows-repeated="1048575">
          <table:table-cell table:number-columns-repeated="1024"/>
        </table:table-row>
        <table:table-row table:style-name="ro21">
          <table:table-cell table:number-columns-repeated="1024"/>
        </table:table-row>
      </table:table>
      <table:named-expressions/>
      <table:database-ranges>
        <table:database-range table:name="__Anonymous_Sheet_DB__0" table:target-range-address="Sheet1.A1:Sheet1.E18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8">00.00.0000</text:date>, <text:time style:data-style-name="N2" text:time-value="0000-00-00T11:18:27">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8T11:31:05</dc:date>
    <meta:editing-cycles>199</meta:editing-cycles>
    <meta:editing-duration>PT12H26M14S</meta:editing-duration>
    <meta:generator>LibreOffice/4.0.4.2$Linux_X86_64 LibreOffice_project/400m0$Build-2</meta:generator>
    <meta:document-statistic meta:table-count="3" meta:cell-count="1277" meta:object-count="0"/>
  </office:meta>
</office:document-meta>
</file>